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372">
            <text:p>T-2372</text:p>
          </table:table-cell>
          <table:table-cell office:value-type="float" office:value="66.848742">
            <text:p>66.848742</text:p>
          </table:table-cell>
          <table:table-cell office:value-type="float" office:value="13.749924">
            <text:p>13.749924</text:p>
          </table:table-cell>
          <table:table-cell office:value-type="float" office:value="11050.0">
            <text:p>11050.0</text:p>
          </table:table-cell>
          <table:table-cell office:value-type="float" office:value="120.0">
            <text:p>120.0</text:p>
          </table:table-cell>
          <table:table-cell office:value-type="string" office:value="astarte elliptica mya truncata macoma calcarea">
            <text:p>astarte elliptica mya truncata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9">
            <text:p>1.19</text:p>
          </table:table-cell>
          <table:table-cell office:value-type="float" office:value="1.1924453587692054">
            <text:p>1.1924453587692054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669">
            <text:p>T-2669</text:p>
          </table:table-cell>
          <table:table-cell office:value-type="float" office:value="66.936036">
            <text:p>66.936036</text:p>
          </table:table-cell>
          <table:table-cell office:value-type="float" office:value="13.90008">
            <text:p>13.90008</text:p>
          </table:table-cell>
          <table:table-cell office:value-type="float" office:value="11740.0">
            <text:p>11740.0</text:p>
          </table:table-cell>
          <table:table-cell office:value-type="float" office:value="100.0">
            <text:p>10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27">
            <text:p>1.27</text:p>
          </table:table-cell>
          <table:table-cell office:value-type="float" office:value="1.2703214678621817">
            <text:p>1.2703214678621817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3080">
            <text:p>T-3080</text:p>
          </table:table-cell>
          <table:table-cell office:value-type="float" office:value="66.781917">
            <text:p>66.781917</text:p>
          </table:table-cell>
          <table:table-cell office:value-type="float" office:value="13.529671">
            <text:p>13.529671</text:p>
          </table:table-cell>
          <table:table-cell office:value-type="float" office:value="11720.0">
            <text:p>11720.0</text:p>
          </table:table-cell>
          <table:table-cell office:value-type="float" office:value="200.0">
            <text:p>200.0</text:p>
          </table:table-cell>
          <table:table-cell office:value-type="string" office:value="macoma calcarea">
            <text:p>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4">
            <text:p>1.14</text:p>
          </table:table-cell>
          <table:table-cell office:value-type="float" office:value="1.1406748241542368">
            <text:p>1.1406748241542368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3079">
            <text:p>T-3079</text:p>
          </table:table-cell>
          <table:table-cell office:value-type="float" office:value="66.802323">
            <text:p>66.802323</text:p>
          </table:table-cell>
          <table:table-cell office:value-type="float" office:value="13.551436">
            <text:p>13.551436</text:p>
          </table:table-cell>
          <table:table-cell office:value-type="float" office:value="10640.0">
            <text:p>10640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9">
            <text:p>1.19</text:p>
          </table:table-cell>
          <table:table-cell office:value-type="float" office:value="1.1874447432037527">
            <text:p>1.1874447432037527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373">
            <text:p>T-2373</text:p>
          </table:table-cell>
          <table:table-cell office:value-type="float" office:value="66.808237">
            <text:p>66.808237</text:p>
          </table:table-cell>
          <table:table-cell office:value-type="float" office:value="13.967971">
            <text:p>13.967971</text:p>
          </table:table-cell>
          <table:table-cell office:value-type="float" office:value="9240.0">
            <text:p>9240.0</text:p>
          </table:table-cell>
          <table:table-cell office:value-type="float" office:value="120.0">
            <text:p>120.0</text:p>
          </table:table-cell>
          <table:table-cell office:value-type="string" office:value="littorina littorea Buccinum undatum gibbula cenerarea">
            <text:p>littorina littorea Buccinum undatum gibbula cener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36">
            <text:p>1.36</text:p>
          </table:table-cell>
          <table:table-cell office:value-type="float" office:value="1.3616846687516375">
            <text:p>1.3616846687516375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374">
            <text:p>T-2374</text:p>
          </table:table-cell>
          <table:table-cell office:value-type="float" office:value="66.810614">
            <text:p>66.810614</text:p>
          </table:table-cell>
          <table:table-cell office:value-type="float" office:value="13.894034">
            <text:p>13.894034</text:p>
          </table:table-cell>
          <table:table-cell office:value-type="float" office:value="10860.0">
            <text:p>10860.0</text:p>
          </table:table-cell>
          <table:table-cell office:value-type="float" office:value="150.0">
            <text:p>150.0</text:p>
          </table:table-cell>
          <table:table-cell office:value-type="string" office:value="chlamis islandica hiatella arctica">
            <text:p>chlamis islandica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4">
            <text:p>1.14</text:p>
          </table:table-cell>
          <table:table-cell office:value-type="float" office:value="1.1397436874905287">
            <text:p>1.1397436874905287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4827">
            <text:p>T-4827</text:p>
          </table:table-cell>
          <table:table-cell office:value-type="float" office:value="66.2996732867203">
            <text:p>66.2996732867203</text:p>
          </table:table-cell>
          <table:table-cell office:value-type="float" office:value="13.4899633483519">
            <text:p>13.4899633483519</text:p>
          </table:table-cell>
          <table:table-cell office:value-type="float" office:value="4320.0">
            <text:p>4320.0</text:p>
          </table:table-cell>
          <table:table-cell office:value-type="float" office:value="100.0">
            <text:p>1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9.04">
            <text:p>29.04</text:p>
          </table:table-cell>
          <table:table-cell office:value-type="float" office:value="1.29">
            <text:p>1.29</text:p>
          </table:table-cell>
          <table:table-cell office:value-type="float" office:value="1.287473865392108">
            <text:p>1.287473865392108</text:p>
          </table:table-cell>
          <table:table-cell office:value-type="string" office:value="Hultgreen1983,Moller1987,CreelEtal2022">
            <text:p>Hultgreen1983,Moller1987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2672">
            <text:p>T-2672</text:p>
          </table:table-cell>
          <table:table-cell office:value-type="float" office:value="66.840954">
            <text:p>66.840954</text:p>
          </table:table-cell>
          <table:table-cell office:value-type="float" office:value="13.765644">
            <text:p>13.765644</text:p>
          </table:table-cell>
          <table:table-cell office:value-type="float" office:value="11610.0">
            <text:p>11610.0</text:p>
          </table:table-cell>
          <table:table-cell office:value-type="float" office:value="140.0">
            <text:p>14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4">
            <text:p>1.14</text:p>
          </table:table-cell>
          <table:table-cell office:value-type="float" office:value="1.1447467623442387">
            <text:p>1.1447467623442387</text:p>
          </table:table-cell>
          <table:table-cell office:value-type="string" office:value="Rasmussen1981,CreelEtal2022">
            <text:p>Rasmussen1981,CreelEtal2022</text:p>
          </table:table-cell>
        </table:table-row>
        <table:table-row>
          <table:table-cell office:value-type="string" office:value="Glomfjord">
            <text:p>Glomfjord</text:p>
          </table:table-cell>
          <table:table-cell office:value-type="string" office:value="radiocarbon">
            <text:p>radiocarbon</text:p>
          </table:table-cell>
          <table:table-cell office:value-type="string" office:value="T-4826">
            <text:p>T-4826</text:p>
          </table:table-cell>
          <table:table-cell office:value-type="float" office:value="66.2996732867203">
            <text:p>66.2996732867203</text:p>
          </table:table-cell>
          <table:table-cell office:value-type="float" office:value="13.4899633483519">
            <text:p>13.4899633483519</text:p>
          </table:table-cell>
          <table:table-cell office:value-type="float" office:value="4170.0">
            <text:p>417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29.54">
            <text:p>29.54</text:p>
          </table:table-cell>
          <table:table-cell office:value-type="float" office:value="1.29">
            <text:p>1.29</text:p>
          </table:table-cell>
          <table:table-cell office:value-type="float" office:value="1.2905494571764538">
            <text:p>1.2905494571764538</text:p>
          </table:table-cell>
          <table:table-cell office:value-type="string" office:value="Hultgreen1983,Moller1987,CreelEtal2022">
            <text:p>Hultgreen1983,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